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Cambria Math" svg:font-family="'Cambria Math'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fo:margin-left="0cm" table:align="left" style:may-break-between-rows="true" style:writing-mode="lr-tb"/>
    </style:style>
    <style:style style:name="Tableau1.A" style:family="table-column">
      <style:table-column-properties style:column-width="8.5cm"/>
    </style:style>
    <style:style style:name="Tableau1.A1" style:family="table-cell">
      <style:table-cell-properties fo:background-color="transparent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leau1.B1" style:family="table-cell">
      <style:table-cell-properties fo:background-color="transparent" fo:padding-left="0.095cm" fo:padding-right="0.095cm" fo:padding-top="0cm" fo:padding-bottom="0cm" fo:border="0.5pt solid #000000" fo:vertical-align="top">
        <style:background-image/>
      </style:table-cell-properties>
    </style:style>
    <style:style style:name="Tableau1.A2" style:family="table-cell">
      <style:table-cell-properties fo:background-color="transparent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leau1.B2" style:family="table-cell">
      <style:table-cell-properties fo:background-color="transparent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font-weight="normal" officeooo:paragraph-rsid="0006a0ad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font-weight="normal" officeooo:rsid="0006a0ad" officeooo:paragraph-rsid="0006a0ad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font-style="normal" style:text-underline-style="none" fo:font-weight="normal" officeooo:paragraph-rsid="0006a0ad" style:text-underline-mode="continuous" style:text-overline-mode="continuous" style:text-line-through-mode="continuous" fo:background-color="transparent" style:font-name-asian="Times New Roman" style:font-style-asian="normal" style:font-name-complex="Times New Roman" style:font-style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font-weight="normal" officeooo:paragraph-rsid="00070a66" fo:background-color="transparent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1">Harmony </text:p>
      <text:p text:style-name="P1">Equipe : Yanis, Maxence, Elio</text:p>
      <text:p text:style-name="P2"/>
      <text:p text:style-name="P2"/>
      <text:p text:style-name="P1">Site Web (Discord-like)</text:p>
      <text:p text:style-name="P1">Permettre une discussion instantanée de plusieurs utilisateurs à travers le monde </text:p>
      <text:p text:style-name="P1">(Règle le soucis du Coronavirus)</text:p>
      <text:p text:style-name="P2"/>
      <table:table table:name="Tableau1" table:style-name="Tableau1">
        <table:table-column table:style-name="Tableau1.A" table:number-columns-repeated="2"/>
        <table:table-row table:style-name="TableLine2223600959456">
          <table:table-cell table:style-name="Tableau1.A1" office:value-type="string">
            <text:p text:style-name="P4">Objectifs</text:p>
          </table:table-cell>
          <table:table-cell table:style-name="Tableau1.B1" office:value-type="string">
            <text:p text:style-name="P4">Contraintes</text:p>
          </table:table-cell>
        </table:table-row>
        <table:table-row table:style-name="TableLine2223600957008">
          <table:table-cell table:style-name="Tableau1.A2" office:value-type="string">
            <text:p text:style-name="P7">Important : </text:p>
            <text:p text:style-name="P4">Un chat textuel</text:p>
            <text:p text:style-name="P4">Gestion connexion</text:p>
            <text:p text:style-name="P10">Système de feedback</text:p>
            <text:p text:style-name="P2"/>
            <text:p text:style-name="P2"/>
            <text:p text:style-name="P7">Facultatif :</text:p>
            <text:p text:style-name="P5">Système de màj </text:p>
            <text:p text:style-name="P5">Cryptage des données</text:p>
            <text:p text:style-name="P5">Historique de connexion en temps réel</text:p>
            <text:p text:style-name="P5">Création de salon </text:p>
            <text:p text:style-name="P5">Création de serv /groupe pv</text:p>
            <text:p text:style-name="P8">Système d’hébergement de fichier</text:p>
            <text:p text:style-name="P4"><text:s/>Chat vocal</text:p>
            <text:p text:style-name="P4">Système de reconnaissance d’afk</text:p>
            <text:p text:style-name="P4">Emojis</text:p>
          </table:table-cell>
          <table:table-cell table:style-name="Tableau1.B2" office:value-type="string">
            <text:p text:style-name="P7">Important : </text:p>
            <text:p text:style-name="P6">Temps réel</text:p>
            <text:p text:style-name="P6">simplicité </text:p>
            <text:p text:style-name="P6">sans bugs</text:p>
            <text:p text:style-name="P4">?</text:p>
            <text:p text:style-name="P4">?</text:p>
            <text:p text:style-name="P4">?</text:p>
            <text:p text:style-name="P4">?</text:p>
            <text:p text:style-name="P4">?</text:p>
            <text:p text:style-name="P2"/>
            <text:p text:style-name="P2"/>
            <text:p text:style-name="P7">Facultatif :</text:p>
            <text:p text:style-name="P4">?</text:p>
            <text:p text:style-name="P4">?</text:p>
            <text:p text:style-name="P4">?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Cambria Math" svg:font-family="'Cambria Math'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0T10:31:06.161000000</dc:date>
    <meta:editing-duration>PT1M43S</meta:editing-duration>
    <meta:editing-cycles>3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35" meta:word-count="90" meta:character-count="546" meta:non-whitespace-character-count="483"/>
  </office:meta>
</office:document-meta>
</file>